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bd" officeooo:paragraph-rsid="000d0c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F00100/ Idee anzeigen</text:p>
      <text:p text:style-name="P1">/F00110/ Anzeige der Ideen mit der besten Bewertung (Hot)</text:p>
      <text:p text:style-name="P1">/F00120/ Anzeige der aufstrebenden Ideen (Trending)</text:p>
      <text:p text:style-name="P1">/F00130/ Anzeige der neuesten Ideen (Fresh)</text:p>
      <text:p text:style-name="P1">/F00140/ Anzeige der Ideen nach Kategorie</text:p>
      <text:p text:style-name="P1">/F00200/ Impressum anschauen</text:p>
      <text:p text:style-name="P1">/F00600/ Login</text:p>
      <text:p text:style-name="P1">/F00700/ Logout</text:p>
      <text:p text:style-name="P1">/F00800/ Idee anlegen</text:p>
      <text:p text:style-name="P1">/F00900/ Idee veröffentlichen</text:p>
      <text:p text:style-name="P1">/F01000/ Idee ändern</text:p>
      <text:p text:style-name="P1">/F01100/ Idee löschen</text:p>
      <text:p text:style-name="P1">/F01200/ Idee bewerten</text:p>
      <text:p text:style-name="P1">/F01300/ Bewertung zurücknehmen</text:p>
      <text:p text:style-name="P1">/F01400/ Idee folgen</text:p>
      <text:p text:style-name="P1">/F01500/ Idee nicht mehr folgen</text:p>
      <text:p text:style-name="P1">/F01600/ Idee kommentieren</text:p>
      <text:p text:style-name="P1">/F01700/ Kommentar löschen</text:p>
      <text:p text:style-name="P1">/F01800/ Anzeige des eigenen Profils</text:p>
      <text:p text:style-name="P1">/F01900/ Bearbeiten eigener Benutzerda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4:47:20.147601072</meta:creation-date>
    <dc:date>2016-12-15T14:50:59.136684859</dc:date>
    <meta:editing-duration>PT3M39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78" meta:character-count="595" meta:non-whitespace-character-count="537"/>
  </office:meta>
</office:document-meta>
</file>